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16" style:family="table-column">
      <style:table-column-properties fo:break-before="auto" style:column-width="1.9138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5811in"/>
    </style:style>
    <style:style style:name="co38" style:family="table-column">
      <style:table-column-properties fo:break-before="auto" style:column-width="1.2992in"/>
    </style:style>
    <style:style style:name="co39" style:family="table-column">
      <style:table-column-properties fo:break-before="auto" style:column-width="3.6283in"/>
    </style:style>
    <style:style style:name="co40" style:family="table-column">
      <style:table-column-properties fo:break-before="auto" style:column-width="1.8508in"/>
    </style:style>
    <style:style style:name="co41" style:family="table-column">
      <style:table-column-properties fo:break-before="auto" style:column-width="1.3319in"/>
    </style:style>
    <style:style style:name="co42" style:family="table-column">
      <style:table-column-properties fo:break-before="auto" style:column-width="2.0346in"/>
    </style:style>
    <style:style style:name="co43" style:family="table-column">
      <style:table-column-properties fo:break-before="auto" style:column-width="1.8366in"/>
    </style:style>
    <style:style style:name="co44" style:family="table-column">
      <style:table-column-properties fo:break-before="auto" style:column-width="1.7783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6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5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5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5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6" table:print="false"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5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5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6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3" table:print="false">
        <office:forms form:automatic-focus="false" form:apply-design-mode="false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5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5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5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5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5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5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5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5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5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5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5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5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5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5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5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5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5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5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5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5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5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5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19" office:value-type="string">
            <text:p>Specific key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5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5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20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42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43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44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1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1/14/2014</text:date>, <text:time>00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11-14T00:17:01</dc:date>
    <meta:editing-cycles>123</meta:editing-cycles>
    <meta:editing-duration>P8DT3H50M30S</meta:editing-duration>
    <meta:generator>OpenOffice.org/3.4.1$Unix OpenOffice.org_project/341m1$Build-9593</meta:generator>
    <meta:document-statistic meta:table-count="26" meta:cell-count="7052" meta:object-count="0"/>
  </office:meta>
</office:document-meta>
</file>